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  <style:style style:name="T2" style:family="text">
      <style:text-properties officeooo:rsid="0009fa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 <text:span text:style-name="T2">manuelrojano</text:span>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2T13:35:30.347000000</dc:date>
    <meta:editing-duration>PT5M18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8" meta:character-count="379" meta:non-whitespace-character-count="330"/>
  </office:meta>
</office:document-meta>
</file>